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officeooo:rsid="00071e72" officeooo:paragraph-rsid="00071e7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fo:font-weight="bold" officeooo:rsid="00071e72" officeooo:paragraph-rsid="00071e7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b59fb"/>
    </style:style>
    <style:style style:name="P4" style:family="paragraph" style:parent-style-name="Standard">
      <style:paragraph-properties fo:text-align="start" style:justify-single-word="false"/>
      <style:text-properties officeooo:paragraph-rsid="000b6baa"/>
    </style:style>
    <style:style style:name="P5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paragraph-rsid="0007a045"/>
    </style:style>
    <style:style style:name="P6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0b59fb" officeooo:paragraph-rsid="000b59fb"/>
    </style:style>
    <style:style style:name="P7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0b59fb" officeooo:paragraph-rsid="000b59fb" fo:background-color="transparent"/>
    </style:style>
    <style:style style:name="P8" style:family="paragraph" style:parent-style-name="Standard">
      <style:paragraph-properties fo:text-align="start" style:justify-single-word="false"/>
      <style:text-properties officeooo:rsid="000b6baa" officeooo:paragraph-rsid="000b6baa"/>
    </style:style>
    <style:style style:name="P9" style:family="paragraph" style:parent-style-name="Standard">
      <style:paragraph-properties fo:text-align="start" style:justify-single-word="false"/>
      <style:text-properties officeooo:rsid="000c2ad0" officeooo:paragraph-rsid="000c2ad0"/>
    </style:style>
    <style:style style:name="P10" style:family="paragraph" style:parent-style-name="Standard">
      <style:paragraph-properties fo:text-align="start" style:justify-single-word="false"/>
      <style:text-properties officeooo:rsid="00168759" officeooo:paragraph-rsid="00168759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language="fr" fo:country="FR" style:text-underline-style="solid" style:text-underline-width="auto" style:text-underline-color="font-color" fo:font-weight="bold" officeooo:rsid="00071e72" officeooo:paragraph-rsid="00071e72" style:font-size-asian="16pt" style:font-weight-asian="bold" style:font-size-complex="16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7a045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fo:background-color="#ffff00" loext:char-shading-value="0" style:font-size-asian="10.5pt" style:font-weight-asian="normal" style:font-size-complex="12pt" style:font-weight-complex="normal"/>
    </style:style>
    <style:style style:name="T5" style:family="text">
      <style:text-properties fo:font-size="12pt" fo:language="fr" fo:country="FR" style:text-underline-style="none" fo:font-weight="normal" officeooo:rsid="000b59fb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font-size="12pt" fo:language="fr" fo:country="FR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font-size="12pt" fo:language="fr" fo:country="FR" style:text-underline-style="none" fo:font-weight="normal" officeooo:rsid="000d4721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fo:font-size="12pt" fo:language="fr" fo:country="FR" style:text-underline-style="none" fo:font-weight="normal" officeooo:rsid="000f3b3d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fo:font-size="12pt" fo:language="fr" fo:country="FR" style:text-underline-style="none" fo:font-weight="normal" officeooo:rsid="001118f6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font-size="12pt" fo:language="fr" fo:country="FR" style:text-underline-style="none" fo:font-weight="normal" officeooo:rsid="0012fd8c" fo:background-color="transparent" loext:char-shading-value="0" style:font-size-asian="10.5pt" style:font-weight-asian="normal" style:font-size-complex="12pt" style:font-weight-complex="normal"/>
    </style:style>
    <style:style style:name="T11" style:family="text">
      <style:text-properties fo:font-size="12pt" fo:language="fr" fo:country="FR" style:text-underline-style="none" fo:font-weight="normal" officeooo:rsid="0013f4bb" fo:background-color="transparent" loext:char-shading-value="0" style:font-size-asian="10.5pt" style:font-weight-asian="normal" style:font-size-complex="12pt" style:font-weight-complex="normal"/>
    </style:style>
    <style:style style:name="T12" style:family="text">
      <style:text-properties fo:font-size="12pt" fo:language="fr" fo:country="FR" style:text-underline-style="none" fo:font-weight="normal" officeooo:rsid="0014653b" fo:background-color="transparent" loext:char-shading-value="0" style:font-size-asian="10.5pt" style:font-weight-asian="normal" style:font-size-complex="12pt" style:font-weight-complex="normal"/>
    </style:style>
    <style:style style:name="T13" style:family="text">
      <style:text-properties fo:font-size="12pt" fo:language="fr" fo:country="FR" style:text-underline-style="none" fo:font-weight="normal" officeooo:rsid="000b6baa" fo:background-color="transparent" loext:char-shading-value="0" style:font-size-asian="10.5pt" style:font-weight-asian="normal" style:font-size-complex="12pt" style:font-weight-complex="normal"/>
    </style:style>
    <style:style style:name="T14" style:family="text">
      <style:text-properties fo:font-size="12pt" fo:language="fr" fo:country="FR" style:text-underline-style="none" fo:font-weight="normal" officeooo:rsid="00164b10" fo:background-color="transparent" loext:char-shading-value="0" style:font-size-asian="10.5pt" style:font-weight-asian="normal" style:font-size-complex="12pt" style:font-weight-complex="normal"/>
    </style:style>
    <style:style style:name="T15" style:family="text">
      <style:text-properties fo:font-size="12pt" fo:language="fr" fo:country="FR" style:text-underline-style="none" fo:font-weight="normal" officeooo:rsid="000f3b3d" fo:background-color="#ffff00" loext:char-shading-value="0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7a045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0a06cc" style:font-size-asian="10.5pt" style:font-weight-asian="normal" style:font-size-complex="12pt" style:font-weight-complex="normal"/>
    </style:style>
    <style:style style:name="T18" style:family="text">
      <style:text-properties officeooo:rsid="00164b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ss</text:p>
      <text:p text:style-name="P1"><text:span text:style-name="T1"/></text:p>
      <text:p text:style-name="P2"><text:span text:style-name="T1"/></text:p>
      <text:p text:style-name="P11">Boss Secondaires</text:p>
      <text:p text:style-name="P1"><text:span text:style-name="T1"/></text:p>
      <text:p text:style-name="P5"><text:span text:style-name="T16">I – Cimetière (chaîne </text:span><text:span text:style-name="T17">d’événements</text:span><text:span text:style-name="T16">)</text:span></text:p>
      <text:p text:style-name="P5"><text:span text:style-name="T3"/></text:p>
      <text:p text:style-name="P6"><text:span text:style-name="T3">1</text:span><text:span text:style-name="T2">) Lancement</text:span></text:p>
      <text:p text:style-name="P6"><text:span text:style-name="T3">S</text:span><text:span text:style-name="T2">e déclenche dans la ville de la </text:span><text:span text:style-name="T4">première arène.</text:span></text:p>
      <text:p text:style-name="P7"><text:span text:style-name="T2">Il est possible de récupérer une petite fleur devant une tombe.</text:span></text:p>
      <text:p text:style-name="P3"><text:span text:style-name="T5"><text:s/>- Ramasser de jour fait apparaître un dialogue « Un frisson vous parcourt le dos… »</text:span></text:p>
      <text:p text:style-name="P3"><text:span text:style-name="T5">- Ramasser de nuit fait apparaître un combat de boss avec un fantôme</text:span></text:p>
      <text:p text:style-name="P3"><text:span text:style-name="T5"/></text:p>
      <text:p text:style-name="P8"><text:span text:style-name="T5">2</text:span><text:span text:style-name="T6">) Raid de dresseurs</text:span></text:p>
      <text:p text:style-name="P4"><text:span text:style-name="T13">Quand la fleur a été ramassé, un cimetière </text:span><text:span text:style-name="T15">près d’une ville</text:span><text:span text:style-name="T8"> </text:span><text:span text:style-name="T13">se remplit de « psys » qui veulent te battre pour récupérer la fleur de force. La nuit tombe brutalement et tous les dresseurs bloquent la route. </text:span><text:span text:style-name="T10">Message : </text:span><text:span text:style-name="T13">«</text:span><text:span text:style-name="T12">La brume vous empêche</text:span><text:span text:style-name="T9"> de reculer…» </text:span><text:span text:style-name="T11">quand le joueur veut partir</text:span><text:span text:style-name="T9">.</text:span></text:p>
      <text:p text:style-name="P4"><text:span text:style-name="T9"/></text:p>
      <text:p text:style-name="P10"><text:span text:style-name="T9">=&gt; </text:span><text:span text:style-name="T6">Mettre un PNJ en avant du cimetière pour s’assurer que le dresseur a un niveau minimum (on l’empêche pas de rentrer cependant… nirak)</text:span></text:p>
      <text:p text:style-name="P8"><text:span text:style-name="T6"/></text:p>
      <text:p text:style-name="P8"><text:span text:style-name="T6">3) Boss </text:span><text:span text:style-name="T7">Fantôme</text:span><text:span text:style-name="T6"> du cimetière</text:span></text:p>
      <text:p text:style-name="P9"><text:span text:style-name="T6">Une fois tous les dresseurs battus, ils se mettent à trembler et le brouillard se lève.</text:span></text:p>
      <text:p text:style-name="P9"><text:span text:style-name="T6">Une ombre traverse la brume et un nouveau combat de boss se lance, avec un fantôme encore plus fort que le premier.</text:span></text:p>
      <text:p text:style-name="P8"><text:span text:style-name="T6"/></text:p>
      <text:p text:style-name="P8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3T19:56:42.597000000</meta:creation-date>
    <meta:generator>LibreOffice/7.0.1.2$Windows_X86_64 LibreOffice_project/7cbcfc562f6eb6708b5ff7d7397325de9e764452</meta:generator>
    <dc:date>2020-09-13T20:13:11.144000000</dc:date>
    <meta:editing-duration>PT16M26S</meta:editing-duration>
    <meta:editing-cycles>15</meta:editing-cycles>
    <meta:document-statistic meta:table-count="0" meta:image-count="0" meta:object-count="0" meta:page-count="2" meta:paragraph-count="14" meta:word-count="180" meta:character-count="996" meta:non-whitespace-character-count="828"/>
  </office:meta>
</office:document-meta>
</file>